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3820000027A7194E92535D951E9.png" manifest:media-type="image/png"/>
  <manifest:file-entry manifest:full-path="Pictures/100002010000038000000278A1C7C1C60379D58C.png" manifest:media-type="image/png"/>
  <manifest:file-entry manifest:full-path="Pictures/100002010000038200000280255DA5FAA46CBE39.png" manifest:media-type="image/png"/>
  <manifest:file-entry manifest:full-path="Pictures/10000201000001AC000000DE014862773EB2CF53.png" manifest:media-type="image/png"/>
  <manifest:file-entry manifest:full-path="Pictures/100002010000030A0000011ABF2E37AE20AB9DE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037cm" svg:height="4cm" svg:x="1.5cm" svg:y="2.4cm">
          <draw:image xlink:href="Pictures/100002010000030A0000011ABF2E37AE20AB9DED.png" xlink:type="simple" xlink:show="embed" xlink:actuate="onLoad">
            <text:p/>
          </draw:image>
        </draw:frame>
        <draw:frame draw:style-name="gr2" draw:text-style-name="P2" draw:layer="layout" svg:width="7.548cm" svg:height="3.915cm" svg:x="19.452cm" svg:y="2.685cm">
          <draw:image xlink:href="Pictures/10000201000001AC000000DE014862773EB2CF53.png" xlink:type="simple" xlink:show="embed" xlink:actuate="onLoad">
            <text:p/>
          </draw:image>
        </draw:frame>
        <draw:frame draw:style-name="gr3" draw:text-style-name="P3" draw:layer="layout" svg:width="13.1cm" svg:height="1.673cm" svg:x="1.2cm" svg:y="1cm">
          <draw:text-box>
            <text:p>Create new project using the ‚File‘ menu ...</text:p>
          </draw:text-box>
        </draw:frame>
        <draw:frame draw:style-name="gr3" draw:text-style-name="P3" draw:layer="layout" svg:width="12.7cm" svg:height="1.673cm" svg:x="15.3cm" svg:y="1.1cm">
          <draw:text-box>
            <text:p>… or use the Project dropdown on the right</text:p>
          </draw:text-box>
        </draw:frame>
        <draw:frame draw:style-name="gr2" draw:text-style-name="P2" draw:layer="layout" svg:width="7.896cm" svg:height="5.628cm" svg:x="3.004cm" svg:y="7.357cm">
          <draw:image xlink:href="Pictures/100002010000038200000280255DA5FAA46CBE39.png" xlink:type="simple" xlink:show="embed" xlink:actuate="onLoad">
            <text:p/>
          </draw:image>
        </draw:frame>
        <draw:frame draw:style-name="gr2" draw:text-style-name="P2" draw:layer="layout" svg:width="7.932cm" svg:height="5.6cm" svg:x="3cm" svg:y="14.1cm">
          <draw:image xlink:href="Pictures/10000201000003820000027A7194E92535D951E9.png" xlink:type="simple" xlink:show="embed" xlink:actuate="onLoad">
            <text:p/>
          </draw:image>
        </draw:frame>
        <draw:frame draw:style-name="gr2" draw:text-style-name="P2" draw:layer="layout" svg:width="15.804cm" svg:height="11.147cm" svg:x="12.6cm" svg:y="8.853cm">
          <draw:image xlink:href="Pictures/100002010000038000000278A1C7C1C60379D58C.png" xlink:type="simple" xlink:show="embed" xlink:actuate="onLoad">
            <text:p/>
          </draw:image>
        </draw:frame>
        <draw:line draw:style-name="gr4" draw:text-style-name="P1" draw:layer="layout" svg:x1="8.2cm" svg:y1="3.9cm" svg:x2="8.2cm" svg:y2="9cm">
          <text:p/>
        </draw:line>
        <draw:line draw:style-name="gr4" draw:text-style-name="P1" draw:layer="layout" svg:x1="20.4cm" svg:y1="3.9cm" svg:x2="9.2cm" svg:y2="8.975cm">
          <text:p/>
        </draw:line>
        <draw:line draw:style-name="gr4" draw:text-style-name="P1" draw:layer="layout" svg:x1="10.5cm" svg:y1="9.275cm" svg:x2="10.5cm" svg:y2="17.1cm">
          <text:p/>
        </draw:line>
        <draw:line draw:style-name="gr4" draw:text-style-name="P1" draw:layer="layout" svg:x1="10.6cm" svg:y1="17.1cm" svg:x2="16.8cm" svg:y2="12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7-05-10T06:09:42.157584000</dc:date>
    <meta:editing-duration>PT11H50M58S</meta:editing-duration>
    <meta:editing-cycles>5</meta:editing-cycles>
    <meta:generator>LibreOffice/5.2.6.2$MacOSX_X86_64 LibreOffice_project/a3100ed2409ebf1c212f5048fbe377c281438fdc</meta:generator>
    <meta:document-statistic meta:object-count="11"/>
  </office:meta>
</office:document-meta>
</file>